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1492" officeooo:paragraph-rsid="000b1492"/>
    </style:style>
    <style:style style:name="P2" style:family="paragraph" style:parent-style-name="Text_20_body">
      <style:text-properties officeooo:rsid="000ba79d" officeooo:paragraph-rsid="000ba79d"/>
    </style:style>
    <style:style style:name="P3" style:family="paragraph" style:parent-style-name="Text_20_body">
      <style:text-properties fo:font-weight="bold" officeooo:rsid="000b1492" officeooo:paragraph-rsid="000b1492" style:font-weight-asian="bold" style:font-weight-complex="bold"/>
    </style:style>
    <style:style style:name="P4" style:family="paragraph" style:parent-style-name="Text_20_body">
      <style:text-properties officeooo:rsid="000df66b" officeooo:paragraph-rsid="000df66b"/>
    </style:style>
    <style:style style:name="T1" style:family="text">
      <style:text-properties style:text-position="super 58%"/>
    </style:style>
    <style:style style:name="T2" style:family="text">
      <style:text-properties officeooo:rsid="000bee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eting other group on 13<text:span text:style-name="T1">th</text:span> of February @ 1000</text:p>
      <text:p text:style-name="P3">What is expected at midterm?</text:p>
      <text:p text:style-name="P1">Your choice, but of course what you do there is talk about your design decisions. The design is important, but the decisions matter most, why do you do what you do? At that time you should have a machine. And for the soft spec, you might even be at the level of a state machine.</text:p>
      <text:p text:style-name="P1">Especially try to mention at least high level decisions, in what way do you make sure your machine is efficient? How do you make sure it is robust? These same questions should be answered about the software. These questions lead you to a certain design, they are your design decisions.</text:p>
      <text:p text:style-name="P1"/>
      <text:p text:style-name="P1">Tutor will not be here at 5 o'clock, so tutor will see the paper next week, however he will look on OASE. <text:span text:style-name="T2">Tutor will see the paper version on Thursday.</text:span></text:p>
      <text:p text:style-name="P1"/>
      <text:p text:style-name="P4">Minutes are the discussed points in a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0:10:17.302425177</meta:creation-date>
    <dc:date>2015-02-13T10:23:06.525074590</dc:date>
    <meta:editing-duration>PT12M48S</meta:editing-duration>
    <meta:editing-cycles>5</meta:editing-cycles>
    <meta:generator>LibreOffice/4.3.3.2$Linux_X86_64 LibreOffice_project/430m0$Build-2</meta:generator>
    <meta:document-statistic meta:table-count="0" meta:image-count="0" meta:object-count="0" meta:page-count="1" meta:paragraph-count="6" meta:word-count="157" meta:character-count="834" meta:non-whitespace-character-count="683"/>
  </office:meta>
</office:document-meta>
</file>